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172e" officeooo:paragraph-rsid="0007172e"/>
    </style:style>
    <style:style style:name="P2" style:family="paragraph" style:parent-style-name="Standard">
      <style:paragraph-properties fo:text-align="center" style:justify-single-word="false"/>
      <style:text-properties officeooo:rsid="0009011f" officeooo:paragraph-rsid="0009011f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rsid="000a7081" officeooo:paragraph-rsid="000a7081"/>
    </style:style>
    <style:style style:name="P4" style:family="paragraph" style:parent-style-name="Standard">
      <style:paragraph-properties fo:text-align="center" style:justify-single-word="false"/>
      <style:text-properties officeooo:rsid="000a7081" officeooo:paragraph-rsid="000a7081"/>
    </style:style>
    <style:style style:name="T1" style:family="text">
      <style:text-properties officeooo:rsid="000901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ver All the Random info stuff neede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PI Versions -</text:p>
      <text:p text:style-name="P1"/>
      <text:p text:style-name="P4">(Find Exact Version Numbers)</text:p>
      <text:p text:style-name="P1"/>
      <text:p text:style-name="P2">Visual Studio 2022 </text:p>
      <text:p text:style-name="P2">Visual Studio Code</text:p>
      <text:p text:style-name="P2">OpenGL</text:p>
      <text:p text:style-name="P3">OpenGL Mathematics (GLM)</text:p>
      <text:p text:style-name="P2">Open Asset Importer Library (assimp)</text:p>
      <text:p text:style-name="P3">FreeImage 3</text:p>
      <text:p text:style-name="P3"/>
      <text:p text:style-name="P1"/>
      <text:p text:style-name="P1"><text:span text:style-name="T1">GitHub </text:span>Code Repository -</text:p>
      <text:p text:style-name="P1"/>
      <text:p text:style-name="P1">https://github.com/Wmd2452/PORT1-RealTimeGraphics-St20231722</text:p>
      <text:p text:style-name="P1"/>
      <text:p text:style-name="P1"/>
      <text:p text:style-name="P1">Credits -</text:p>
      <text:p text:style-name="P1"/>
      <text:p text:style-name="P2">Dylan Dennis ST20231722</text:p>
      <text:p text:style-name="P1"/>
      <text:p text:style-name="P1">Other IP -</text:p>
      <text:p text:style-name="P1"/>
      <text:p text:style-name="P1">Issues List - 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7T00:24:24.120945206</meta:creation-date>
    <dc:date>2024-01-07T00:56:30.273897801</dc:date>
    <meta:editing-duration>PT15S</meta:editing-duration>
    <meta:editing-cycles>1</meta:editing-cycles>
    <meta:document-statistic meta:table-count="0" meta:image-count="0" meta:object-count="0" meta:page-count="2" meta:paragraph-count="15" meta:word-count="47" meta:character-count="334" meta:non-whitespace-character-count="300"/>
    <meta:generator>LibreOffice/7.3.7.2$Linux_X86_64 LibreOffice_project/30$Build-2</meta:generator>
  </office:meta>
</office:document-meta>
</file>